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3.8634in"/>
    </style:style>
    <style:style style:name="co3" style:family="table-column">
      <style:table-column-properties fo:break-before="auto" style:column-width="6.748in"/>
    </style:style>
    <style:style style:name="ro1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.f</text:p>
          </table:table-cell>
          <table:table-cell office:value-type="string">
            <text:p>driver simple, solve A*X = B only</text:p>
          </table:table-cell>
          <table:table-cell table:formula="of:=[.A1]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.f</text:p>
          </table:table-cell>
          <table:table-cell office:value-type="string">
            <text:p>driver simple, solve A*X = B only</text:p>
          </table:table-cell>
          <table:table-cell table:formula="of:=[.A2]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.f</text:p>
          </table:table-cell>
          <table:table-cell office:value-type="string">
            <text:p>driver simple, solve A*X = B only</text:p>
          </table:table-cell>
          <table:table-cell table:formula="of:=[.A3]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.f</text:p>
          </table:table-cell>
          <table:table-cell office:value-type="string">
            <text:p>driver simple, solve A*X = B only</text:p>
          </table:table-cell>
          <table:table-cell table:formula="of:=[.A4]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sv.f</text:p>
          </table:table-cell>
          <table:table-cell office:value-type="string">
            <text:p>driver simple, solve A*X = B only</text:p>
          </table:table-cell>
          <table:table-cell table:formula="of:=[.A5]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sv.f</text:p>
          </table:table-cell>
          <table:table-cell office:value-type="string">
            <text:p>driver simple, solve A*X = B only</text:p>
          </table:table-cell>
          <table:table-cell table:formula="of:=[.A6]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sv.f</text:p>
          </table:table-cell>
          <table:table-cell office:value-type="string">
            <text:p>driver simple, solve A*X = B only</text:p>
          </table:table-cell>
          <table:table-cell table:formula="of:=[.A7]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sv.f</text:p>
          </table:table-cell>
          <table:table-cell office:value-type="string">
            <text:p>driver simple, solve A*X = B only</text:p>
          </table:table-cell>
          <table:table-cell table:formula="of:=[.A8]"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.f</text:p>
          </table:table-cell>
          <table:table-cell office:value-type="string">
            <text:p>driver simple, solve A*X = B only</text:p>
          </table:table-cell>
          <table:table-cell table:formula="of:=[.A9]"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.f</text:p>
          </table:table-cell>
          <table:table-cell office:value-type="string">
            <text:p>driver simple, solve A*X = B only</text:p>
          </table:table-cell>
          <table:table-cell table:formula="of:=[.A10]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.f</text:p>
          </table:table-cell>
          <table:table-cell office:value-type="string">
            <text:p>driver simple, solve A*X = B only</text:p>
          </table:table-cell>
          <table:table-cell table:formula="of:=[.A11]"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.f</text:p>
          </table:table-cell>
          <table:table-cell office:value-type="string">
            <text:p>driver simple, solve A*X = B only</text:p>
          </table:table-cell>
          <table:table-cell table:formula="of:=[.A12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.f</text:p>
          </table:table-cell>
          <table:table-cell office:value-type="string">
            <text:p>driver simple, solve A*X = B only</text:p>
          </table:table-cell>
          <table:table-cell table:formula="of:=[.A13]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.f</text:p>
          </table:table-cell>
          <table:table-cell office:value-type="string">
            <text:p>driver simple, solve A*X = B only</text:p>
          </table:table-cell>
          <table:table-cell table:formula="of:=[.A14]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.f</text:p>
          </table:table-cell>
          <table:table-cell office:value-type="string">
            <text:p>driver simple, solve A*X = B only</text:p>
          </table:table-cell>
          <table:table-cell table:formula="of:=[.A15]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.f</text:p>
          </table:table-cell>
          <table:table-cell office:value-type="string">
            <text:p>driver simple, solve A*X = B only</text:p>
          </table:table-cell>
          <table:table-cell table:formula="of:=[.A16]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.f</text:p>
          </table:table-cell>
          <table:table-cell office:value-type="string">
            <text:p>driver simple, solve A*X = B only</text:p>
          </table:table-cell>
          <table:table-cell table:formula="of:=[.A17]"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.f</text:p>
          </table:table-cell>
          <table:table-cell office:value-type="string">
            <text:p>driver simple, solve A*X = B only</text:p>
          </table:table-cell>
          <table:table-cell table:formula="of:=[.A18]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.f</text:p>
          </table:table-cell>
          <table:table-cell office:value-type="string">
            <text:p>driver simple, solve A*X = B only</text:p>
          </table:table-cell>
          <table:table-cell table:formula="of:=[.A19]"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.f</text:p>
          </table:table-cell>
          <table:table-cell office:value-type="string">
            <text:p>driver simple, solve A*X = B only</text:p>
          </table:table-cell>
          <table:table-cell table:formula="of:=[.A20]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sv.f</text:p>
          </table:table-cell>
          <table:table-cell office:value-type="string">
            <text:p>driver simple, solve A*X = B only</text:p>
          </table:table-cell>
          <table:table-cell table:formula="of:=[.A21]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sv.f</text:p>
          </table:table-cell>
          <table:table-cell office:value-type="string">
            <text:p>driver simple, solve A*X = B only</text:p>
          </table:table-cell>
          <table:table-cell table:formula="of:=[.A22]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sv.f</text:p>
          </table:table-cell>
          <table:table-cell office:value-type="string">
            <text:p>driver simple, solve A*X = B only</text:p>
          </table:table-cell>
          <table:table-cell table:formula="of:=[.A23]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sv.f</text:p>
          </table:table-cell>
          <table:table-cell office:value-type="string">
            <text:p>driver simple, solve A*X = B only</text:p>
          </table:table-cell>
          <table:table-cell table:formula="of:=[.A24]"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.f</text:p>
          </table:table-cell>
          <table:table-cell office:value-type="string">
            <text:p>driver simple, solve A*X = B only</text:p>
          </table:table-cell>
          <table:table-cell table:formula="of:=[.A25]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.f</text:p>
          </table:table-cell>
          <table:table-cell office:value-type="string">
            <text:p>driver simple, solve A*X = B only</text:p>
          </table:table-cell>
          <table:table-cell table:formula="of:=[.A26]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.f</text:p>
          </table:table-cell>
          <table:table-cell office:value-type="string">
            <text:p>driver simple, solve A*X = B only</text:p>
          </table:table-cell>
          <table:table-cell table:formula="of:=[.A27]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.f</text:p>
          </table:table-cell>
          <table:table-cell office:value-type="string">
            <text:p>driver simple, solve A*X = B only</text:p>
          </table:table-cell>
          <table:table-cell table:formula="of:=[.A28]"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.f</text:p>
          </table:table-cell>
          <table:table-cell office:value-type="string">
            <text:p>driver simple, solve A*X = B only</text:p>
          </table:table-cell>
          <table:table-cell table:formula="of:=[.A29]"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.f</text:p>
          </table:table-cell>
          <table:table-cell office:value-type="string">
            <text:p>driver simple, solve A*X = B only</text:p>
          </table:table-cell>
          <table:table-cell table:formula="of:=[.A30]"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.f</text:p>
          </table:table-cell>
          <table:table-cell office:value-type="string">
            <text:p>driver simple, solve A*X = B only</text:p>
          </table:table-cell>
          <table:table-cell table:formula="of:=[.A31]"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.f</text:p>
          </table:table-cell>
          <table:table-cell office:value-type="string">
            <text:p>driver simple, solve A*X = B only</text:p>
          </table:table-cell>
          <table:table-cell table:formula="of:=[.A32]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.f</text:p>
          </table:table-cell>
          <table:table-cell office:value-type="string">
            <text:p>driver simple, solve A*X = B only</text:p>
          </table:table-cell>
          <table:table-cell table:formula="of:=[.A33]"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.f</text:p>
          </table:table-cell>
          <table:table-cell office:value-type="string">
            <text:p>driver simple, solve A*X = B only</text:p>
          </table:table-cell>
          <table:table-cell table:formula="of:=[.A34]"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.f</text:p>
          </table:table-cell>
          <table:table-cell office:value-type="string">
            <text:p>driver simple, solve A*X = B only</text:p>
          </table:table-cell>
          <table:table-cell table:formula="of:=[.A35]"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.f</text:p>
          </table:table-cell>
          <table:table-cell office:value-type="string">
            <text:p>driver simple, solve A*X = B only</text:p>
          </table:table-cell>
          <table:table-cell table:formula="of:=[.A36]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.f</text:p>
          </table:table-cell>
          <table:table-cell office:value-type="string">
            <text:p>driver simple, solve A*X = B only</text:p>
          </table:table-cell>
          <table:table-cell table:formula="of:=[.A37]"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.f</text:p>
          </table:table-cell>
          <table:table-cell office:value-type="string">
            <text:p>driver simple, solve A*X = B only</text:p>
          </table:table-cell>
          <table:table-cell table:formula="of:=[.A38]"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.f</text:p>
          </table:table-cell>
          <table:table-cell office:value-type="string">
            <text:p>driver simple, solve A*X = B only</text:p>
          </table:table-cell>
          <table:table-cell table:formula="of:=[.A39]"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.f</text:p>
          </table:table-cell>
          <table:table-cell office:value-type="string">
            <text:p>driver simple, solve A*X = B only</text:p>
          </table:table-cell>
          <table:table-cell table:formula="of:=[.A40]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table:formula="of:=1+[.H41]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table:formula="of:=1+[.H42]" office:value-type="float" office:value="43">
            <text:p>43</text:p>
          </table:table-cell>
          <table:table-cell table:number-columns-repeated="1016"/>
        </table:table-row>
        <table:table-row table:style-name="ro1">
          <table:table-cell table:style-name="ce2"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table:formula="of:=1+[.H43]" office:value-type="float" office:value="44">
            <text:p>44</text:p>
          </table:table-cell>
          <table:table-cell table:number-columns-repeated="1016"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table:formula="of:=1+[.H44]" office:value-type="float" office:value="45">
            <text:p>45</text:p>
          </table:table-cell>
          <table:table-cell table:number-columns-repeated="1016"/>
        </table:table-row>
        <table:table-row table:style-name="ro1">
          <table:table-cell table:style-name="ce2"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table:formula="of:=1+[.H45]" office:value-type="float" office:value="46">
            <text:p>46</text:p>
          </table:table-cell>
          <table:table-cell table:number-columns-repeated="1016"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table:formula="of:=1+[.H46]" office:value-type="float" office:value="47">
            <text:p>47</text:p>
          </table:table-cell>
          <table:table-cell table:number-columns-repeated="1016"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svx.f</text:p>
          </table:table-cell>
          <table:table-cell office:value-type="string">
            <text:p>driver expert, solve A*X = B, Condition Number, Error Bounds, Refine, Factor, Equilibrate, Transpose</text:p>
          </table:table-cell>
          <table:table-cell table:formula="of:=1+[.H47]" office:value-type="float" office:value="48">
            <text:p>48</text:p>
          </table:table-cell>
          <table:table-cell table:number-columns-repeated="1016"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x.f</text:p>
          </table:table-cell>
          <table:table-cell office:value-type="string">
            <text:p>driver expert, solve A*X = B, Condition Number, Error Bounds, Refine, Factor, Transpose</text:p>
          </table:table-cell>
          <table:table-cell table:formula="of:=1+[.H48]" office:value-type="float" office:value="49">
            <text:p>49</text:p>
          </table:table-cell>
          <table:table-cell table:number-columns-repeated="1016"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x.f</text:p>
          </table:table-cell>
          <table:table-cell office:value-type="string">
            <text:p>driver expert, solve A*X = B, Condition Number, Error Bounds, Refine, Factor, Transpose</text:p>
          </table:table-cell>
          <table:table-cell table:formula="of:=1+[.H49]" office:value-type="float" office:value="50">
            <text:p>50</text:p>
          </table:table-cell>
          <table:table-cell table:number-columns-repeated="1016"/>
        </table:table-row>
        <table:table-row table:style-name="ro1">
          <table:table-cell table:style-name="ce2"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x.f</text:p>
          </table:table-cell>
          <table:table-cell office:value-type="string">
            <text:p>driver expert, solve A*X = B, Condition Number, Error Bounds, Refine, Factor, Transpose</text:p>
          </table:table-cell>
          <table:table-cell table:formula="of:=1+[.H50]" office:value-type="float" office:value="51">
            <text:p>51</text:p>
          </table:table-cell>
          <table:table-cell table:number-columns-repeated="1016"/>
        </table:table-row>
        <table:table-row table:style-name="ro1">
          <table:table-cell table:style-name="ce2"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x.f</text:p>
          </table:table-cell>
          <table:table-cell office:value-type="string">
            <text:p>driver expert, solve A*X = B, Condition Number, Error Bounds, Refine, Factor, Transpose</text:p>
          </table:table-cell>
          <table:table-cell table:formula="of:=1+[.H51]" office:value-type="float" office:value="52">
            <text:p>52</text:p>
          </table:table-cell>
          <table:table-cell table:number-columns-repeated="1016"/>
        </table:table-row>
        <table:table-row table:style-name="ro1">
          <table:table-cell table:style-name="ce3" table:formula="of:=[.A52]+1" office:value-type="float" office:value="53">
            <text:p>53</text:p>
          </table:table-cell>
          <table:table-cell office:value-type="string">
            <text:p>s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s.f</text:p>
          </table:table-cell>
          <table:table-cell office:value-type="string">
            <text:p>computational, solve A*X = B using LU, TRANS</text:p>
          </table:table-cell>
          <table:table-cell office:value-type="float" office:value="261">
            <text:p>261</text:p>
          </table:table-cell>
          <table:table-cell table:number-columns-repeated="1016"/>
        </table:table-row>
        <table:table-row table:style-name="ro1">
          <table:table-cell table:style-name="ce3" table:formula="of:=[.A53]+1"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s.f</text:p>
          </table:table-cell>
          <table:table-cell office:value-type="string">
            <text:p>computational, solve A*X = B using LU, TRANS</text:p>
          </table:table-cell>
          <table:table-cell table:formula="of:=[.H53]+1" office:value-type="float" office:value="262">
            <text:p>262</text:p>
          </table:table-cell>
          <table:table-cell table:number-columns-repeated="1016"/>
        </table:table-row>
        <table:table-row table:style-name="ro1">
          <table:table-cell table:style-name="ce3" table:formula="of:=[.A54]+1"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s.f</text:p>
          </table:table-cell>
          <table:table-cell office:value-type="string">
            <text:p>computational, solve A*X = B using LU, TRANS</text:p>
          </table:table-cell>
          <table:table-cell table:formula="of:=[.H54]+1" office:value-type="float" office:value="263">
            <text:p>263</text:p>
          </table:table-cell>
          <table:table-cell table:number-columns-repeated="1016"/>
        </table:table-row>
        <table:table-row table:style-name="ro1">
          <table:table-cell table:style-name="ce3" table:formula="of:=[.A55]+1"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s.f</text:p>
          </table:table-cell>
          <table:table-cell office:value-type="string">
            <text:p>computational, solve A*X = B using LU, TRANS</text:p>
          </table:table-cell>
          <table:table-cell table:formula="of:=[.H55]+1" office:value-type="float" office:value="264">
            <text:p>264</text:p>
          </table:table-cell>
          <table:table-cell table:number-columns-repeated="1016"/>
        </table:table-row>
        <table:table-row table:style-name="ro1">
          <table:table-cell table:style-name="ce3" table:formula="of:=[.A56]+1"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trs.f</text:p>
          </table:table-cell>
          <table:table-cell office:value-type="string">
            <text:p>computational, solve A*X = B using LU, TRANS</text:p>
          </table:table-cell>
          <table:table-cell table:formula="of:=[.H56]+1" office:value-type="float" office:value="265">
            <text:p>265</text:p>
          </table:table-cell>
          <table:table-cell table:number-columns-repeated="1016"/>
        </table:table-row>
        <table:table-row table:style-name="ro1">
          <table:table-cell table:style-name="ce3" table:formula="of:=[.A57]+1"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trs.f</text:p>
          </table:table-cell>
          <table:table-cell office:value-type="string">
            <text:p>computational, solve A*X = B using LU, TRANS</text:p>
          </table:table-cell>
          <table:table-cell table:formula="of:=[.H57]+1" office:value-type="float" office:value="266">
            <text:p>266</text:p>
          </table:table-cell>
          <table:table-cell table:number-columns-repeated="1016"/>
        </table:table-row>
        <table:table-row table:style-name="ro1">
          <table:table-cell table:style-name="ce3" table:formula="of:=[.A58]+1"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trs.f</text:p>
          </table:table-cell>
          <table:table-cell office:value-type="string">
            <text:p>computational, solve A*X = B using LU, TRANS</text:p>
          </table:table-cell>
          <table:table-cell table:formula="of:=[.H58]+1" office:value-type="float" office:value="267">
            <text:p>267</text:p>
          </table:table-cell>
          <table:table-cell table:number-columns-repeated="1016"/>
        </table:table-row>
        <table:table-row table:style-name="ro1">
          <table:table-cell table:style-name="ce3" table:formula="of:=[.A59]+1"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trs.f</text:p>
          </table:table-cell>
          <table:table-cell office:value-type="string">
            <text:p>computational, solve A*X = B using LU, TRANS</text:p>
          </table:table-cell>
          <table:table-cell table:formula="of:=[.H59]+1" office:value-type="float" office:value="268">
            <text:p>268</text:p>
          </table:table-cell>
          <table:table-cell table:number-columns-repeated="1016"/>
        </table:table-row>
        <table:table-row table:style-name="ro1">
          <table:table-cell table:style-name="ce3" table:formula="of:=[.A60]+1"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trs.f</text:p>
          </table:table-cell>
          <table:table-cell office:value-type="string">
            <text:p>computational, solve A*X = B using LU, TRANS</text:p>
          </table:table-cell>
          <table:table-cell table:formula="of:=[.H60]+1" office:value-type="float" office:value="269">
            <text:p>269</text:p>
          </table:table-cell>
          <table:table-cell table:number-columns-repeated="1016"/>
        </table:table-row>
        <table:table-row table:style-name="ro1">
          <table:table-cell table:style-name="ce3" table:formula="of:=[.A61]+1"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trs.f</text:p>
          </table:table-cell>
          <table:table-cell office:value-type="string">
            <text:p>computational, solve A*X = B using LU, TRANS</text:p>
          </table:table-cell>
          <table:table-cell table:formula="of:=[.H61]+1" office:value-type="float" office:value="270">
            <text:p>270</text:p>
          </table:table-cell>
          <table:table-cell table:number-columns-repeated="1016"/>
        </table:table-row>
        <table:table-row table:style-name="ro1">
          <table:table-cell table:style-name="ce3" table:formula="of:=[.A62]+1"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trs.f</text:p>
          </table:table-cell>
          <table:table-cell office:value-type="string">
            <text:p>computational, solve A*X = B using LU, TRANS</text:p>
          </table:table-cell>
          <table:table-cell table:formula="of:=[.H62]+1" office:value-type="float" office:value="271">
            <text:p>271</text:p>
          </table:table-cell>
          <table:table-cell table:number-columns-repeated="1016"/>
        </table:table-row>
        <table:table-row table:style-name="ro1">
          <table:table-cell table:style-name="ce3" table:formula="of:=[.A63]+1"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trs.f</text:p>
          </table:table-cell>
          <table:table-cell office:value-type="string">
            <text:p>computational, solve A*X = B using LU, TRANS</text:p>
          </table:table-cell>
          <table:table-cell table:formula="of:=[.H63]+1" office:value-type="float" office:value="272">
            <text:p>272</text:p>
          </table:table-cell>
          <table:table-cell table:number-columns-repeated="1016"/>
        </table:table-row>
        <table:table-row table:style-name="ro1">
          <table:table-cell table:style-name="ce3" table:formula="of:=[.A64]+1" office:value-type="float" office:value="65">
            <text:p>65</text:p>
          </table:table-cell>
          <table:table-cell office:value-type="string">
            <text:p>s</text:p>
          </table:table-cell>
          <table:table-cell office:value-type="string">
            <text:p>potrs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trs.f</text:p>
          </table:table-cell>
          <table:table-cell office:value-type="string">
            <text:p>computational, solve A*X = B using Cholesky</text:p>
          </table:table-cell>
          <table:table-cell table:formula="of:=[.H64]+1" office:value-type="float" office:value="273">
            <text:p>273</text:p>
          </table:table-cell>
          <table:table-cell table:number-columns-repeated="1016"/>
        </table:table-row>
        <table:table-row table:style-name="ro1">
          <table:table-cell table:style-name="ce3" table:formula="of:=[.A65]+1" office:value-type="float" office:value="66">
            <text:p>66</text:p>
          </table:table-cell>
          <table:table-cell office:value-type="string">
            <text:p>d</text:p>
          </table:table-cell>
          <table:table-cell office:value-type="string">
            <text:p>potrs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trs.f</text:p>
          </table:table-cell>
          <table:table-cell office:value-type="string">
            <text:p>computational, solve A*X = B using Cholesky</text:p>
          </table:table-cell>
          <table:table-cell table:formula="of:=[.H65]+1" office:value-type="float" office:value="274">
            <text:p>274</text:p>
          </table:table-cell>
          <table:table-cell table:number-columns-repeated="1016"/>
        </table:table-row>
        <table:table-row table:style-name="ro1">
          <table:table-cell table:style-name="ce3" table:formula="of:=[.A66]+1"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potrs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trs.f</text:p>
          </table:table-cell>
          <table:table-cell office:value-type="string">
            <text:p>computational, solve A*X = B using Cholesky</text:p>
          </table:table-cell>
          <table:table-cell table:formula="of:=[.H66]+1" office:value-type="float" office:value="275">
            <text:p>275</text:p>
          </table:table-cell>
          <table:table-cell table:number-columns-repeated="1016"/>
        </table:table-row>
        <table:table-row table:style-name="ro1">
          <table:table-cell table:style-name="ce3" table:formula="of:=[.A67]+1" office:value-type="float" office:value="68">
            <text:p>68</text:p>
          </table:table-cell>
          <table:table-cell office:value-type="string">
            <text:p>z</text:p>
          </table:table-cell>
          <table:table-cell office:value-type="string">
            <text:p>potrs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trs.f</text:p>
          </table:table-cell>
          <table:table-cell office:value-type="string">
            <text:p>computational, solve A*X = B using Cholesky</text:p>
          </table:table-cell>
          <table:table-cell table:formula="of:=[.H67]+1" office:value-type="float" office:value="276">
            <text:p>276</text:p>
          </table:table-cell>
          <table:table-cell table:number-columns-repeated="1016"/>
        </table:table-row>
        <table:table-row table:style-name="ro1">
          <table:table-cell table:style-name="ce3" table:formula="of:=[.A68]+1"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pptrs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trs.f</text:p>
          </table:table-cell>
          <table:table-cell office:value-type="string">
            <text:p>computational, solve A*X = B using Cholesky</text:p>
          </table:table-cell>
          <table:table-cell table:formula="of:=[.H68]+1" office:value-type="float" office:value="277">
            <text:p>277</text:p>
          </table:table-cell>
          <table:table-cell table:number-columns-repeated="1016"/>
        </table:table-row>
        <table:table-row table:style-name="ro1">
          <table:table-cell table:style-name="ce3" table:formula="of:=[.A69]+1"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pptrs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trs.f</text:p>
          </table:table-cell>
          <table:table-cell office:value-type="string">
            <text:p>computational, solve A*X = B using Cholesky</text:p>
          </table:table-cell>
          <table:table-cell table:formula="of:=[.H69]+1" office:value-type="float" office:value="278">
            <text:p>278</text:p>
          </table:table-cell>
          <table:table-cell table:number-columns-repeated="1016"/>
        </table:table-row>
        <table:table-row table:style-name="ro1">
          <table:table-cell table:style-name="ce3" table:formula="of:=[.A70]+1" office:value-type="float" office:value="71">
            <text:p>71</text:p>
          </table:table-cell>
          <table:table-cell office:value-type="string">
            <text:p>c</text:p>
          </table:table-cell>
          <table:table-cell office:value-type="string">
            <text:p>pptrs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trs.f</text:p>
          </table:table-cell>
          <table:table-cell office:value-type="string">
            <text:p>computational, solve A*X = B using Cholesky</text:p>
          </table:table-cell>
          <table:table-cell table:formula="of:=[.H70]+1" office:value-type="float" office:value="279">
            <text:p>279</text:p>
          </table:table-cell>
          <table:table-cell table:number-columns-repeated="1016"/>
        </table:table-row>
        <table:table-row table:style-name="ro1">
          <table:table-cell table:style-name="ce3" table:formula="of:=[.A71]+1" office:value-type="float" office:value="72">
            <text:p>72</text:p>
          </table:table-cell>
          <table:table-cell office:value-type="string">
            <text:p>z</text:p>
          </table:table-cell>
          <table:table-cell office:value-type="string">
            <text:p>pptrs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trs.f</text:p>
          </table:table-cell>
          <table:table-cell office:value-type="string">
            <text:p>computational, solve A*X = B using Cholesky</text:p>
          </table:table-cell>
          <table:table-cell table:formula="of:=[.H71]+1" office:value-type="float" office:value="280">
            <text:p>280</text:p>
          </table:table-cell>
          <table:table-cell table:number-columns-repeated="1016"/>
        </table:table-row>
        <table:table-row table:style-name="ro1">
          <table:table-cell table:style-name="ce3" table:formula="of:=[.A72]+1" office:value-type="float" office:value="73">
            <text:p>73</text:p>
          </table:table-cell>
          <table:table-cell office:value-type="string">
            <text:p>s</text:p>
          </table:table-cell>
          <table:table-cell office:value-type="string">
            <text:p>pbtrs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trs.f</text:p>
          </table:table-cell>
          <table:table-cell office:value-type="string">
            <text:p>computational, solve A*X = B using Cholesky</text:p>
          </table:table-cell>
          <table:table-cell table:formula="of:=[.H72]+1" office:value-type="float" office:value="281">
            <text:p>281</text:p>
          </table:table-cell>
          <table:table-cell table:number-columns-repeated="1016"/>
        </table:table-row>
        <table:table-row table:style-name="ro1">
          <table:table-cell table:style-name="ce3" table:formula="of:=[.A73]+1"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pbtrs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trs.f</text:p>
          </table:table-cell>
          <table:table-cell office:value-type="string">
            <text:p>computational, solve A*X = B using Cholesky</text:p>
          </table:table-cell>
          <table:table-cell table:formula="of:=[.H73]+1" office:value-type="float" office:value="282">
            <text:p>282</text:p>
          </table:table-cell>
          <table:table-cell table:number-columns-repeated="1016"/>
        </table:table-row>
        <table:table-row table:style-name="ro1">
          <table:table-cell table:style-name="ce3" table:formula="of:=[.A74]+1"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pbtrs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trs.f</text:p>
          </table:table-cell>
          <table:table-cell office:value-type="string">
            <text:p>computational, solve A*X = B using Cholesky</text:p>
          </table:table-cell>
          <table:table-cell table:formula="of:=[.H74]+1" office:value-type="float" office:value="283">
            <text:p>283</text:p>
          </table:table-cell>
          <table:table-cell table:number-columns-repeated="1016"/>
        </table:table-row>
        <table:table-row table:style-name="ro1">
          <table:table-cell table:style-name="ce3" table:formula="of:=[.A75]+1"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pbtrs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trs.f</text:p>
          </table:table-cell>
          <table:table-cell office:value-type="string">
            <text:p>computational, solve A*X = B using Cholesky</text:p>
          </table:table-cell>
          <table:table-cell table:formula="of:=[.H75]+1" office:value-type="float" office:value="284">
            <text:p>284</text:p>
          </table:table-cell>
          <table:table-cell table:number-columns-repeated="1016"/>
        </table:table-row>
        <table:table-row table:style-name="ro1">
          <table:table-cell table:style-name="ce3" table:formula="of:=[.A76]+1"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pttrs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trs.f</text:p>
          </table:table-cell>
          <table:table-cell office:value-type="string">
            <text:p>computational, solve A*X = B using the L*D*L**T</text:p>
          </table:table-cell>
          <table:table-cell table:formula="of:=[.H76]+1" office:value-type="float" office:value="285">
            <text:p>285</text:p>
          </table:table-cell>
          <table:table-cell table:number-columns-repeated="1016"/>
        </table:table-row>
        <table:table-row table:style-name="ro1">
          <table:table-cell table:style-name="ce3" table:formula="of:=[.A77]+1"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pttrs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trs.f</text:p>
          </table:table-cell>
          <table:table-cell office:value-type="string">
            <text:p>computational, solve A*X = B using the L*D*L**T </text:p>
          </table:table-cell>
          <table:table-cell table:formula="of:=[.H77]+1" office:value-type="float" office:value="286">
            <text:p>286</text:p>
          </table:table-cell>
          <table:table-cell table:number-columns-repeated="1016"/>
        </table:table-row>
        <table:table-row table:style-name="ro1">
          <table:table-cell table:style-name="ce3" table:formula="of:=[.A78]+1" office:value-type="float" office:value="79">
            <text:p>79</text:p>
          </table:table-cell>
          <table:table-cell office:value-type="string">
            <text:p>c</text:p>
          </table:table-cell>
          <table:table-cell office:value-type="string">
            <text:p>pttrs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trs.f</text:p>
          </table:table-cell>
          <table:table-cell office:value-type="string">
            <text:p>computational, solve A*X = B using A = U**H*D*U or A = L*D*L**H</text:p>
          </table:table-cell>
          <table:table-cell table:formula="of:=[.H78]+1" office:value-type="float" office:value="287">
            <text:p>287</text:p>
          </table:table-cell>
          <table:table-cell table:number-columns-repeated="1016"/>
        </table:table-row>
        <table:table-row table:style-name="ro1">
          <table:table-cell table:style-name="ce3" table:formula="of:=[.A79]+1" office:value-type="float" office:value="80">
            <text:p>80</text:p>
          </table:table-cell>
          <table:table-cell office:value-type="string">
            <text:p>z</text:p>
          </table:table-cell>
          <table:table-cell office:value-type="string">
            <text:p>pttrs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trs.f</text:p>
          </table:table-cell>
          <table:table-cell office:value-type="string">
            <text:p>computational, solve A*X = B using A = U**H*D*U or A = L*D*L**H</text:p>
          </table:table-cell>
          <table:table-cell table:formula="of:=[.H79]+1" office:value-type="float" office:value="288">
            <text:p>288</text:p>
          </table:table-cell>
          <table:table-cell table:number-columns-repeated="1016"/>
        </table:table-row>
        <table:table-row table:style-name="ro1">
          <table:table-cell table:style-name="ce3" table:formula="of:=[.A80]+1" office:value-type="float" office:value="81">
            <text:p>81</text:p>
          </table:table-cell>
          <table:table-cell office:value-type="string">
            <text:p>s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s.f</text:p>
          </table:table-cell>
          <table:table-cell office:value-type="string">
            <text:p>computational, solve A*X = B using A = U*D*U**T or A = L*D*L**T </text:p>
          </table:table-cell>
          <table:table-cell table:formula="of:=[.H80]+1" office:value-type="float" office:value="289">
            <text:p>289</text:p>
          </table:table-cell>
          <table:table-cell table:number-columns-repeated="1016"/>
        </table:table-row>
        <table:table-row table:style-name="ro1">
          <table:table-cell table:style-name="ce3" table:formula="of:=[.A81]+1"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s.f</text:p>
          </table:table-cell>
          <table:table-cell office:value-type="string">
            <text:p>computational, solve A*X = B using A = U*D*U**T or A = L*D*L**T </text:p>
          </table:table-cell>
          <table:table-cell table:formula="of:=[.H81]+1" office:value-type="float" office:value="290">
            <text:p>290</text:p>
          </table:table-cell>
          <table:table-cell table:number-columns-repeated="1016"/>
        </table:table-row>
        <table:table-row table:style-name="ro1">
          <table:table-cell table:style-name="ce3" table:formula="of:=[.A82]+1" office:value-type="float" office:value="83">
            <text:p>83</text:p>
          </table:table-cell>
          <table:table-cell office:value-type="string">
            <text:p>c</text:p>
          </table:table-cell>
          <table:table-cell office:value-type="string">
            <text:p>hetrs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s.f</text:p>
          </table:table-cell>
          <table:table-cell office:value-type="string">
            <text:p>computational, solve A*X = B using U*D*U*H or L*D*L*H</text:p>
          </table:table-cell>
          <table:table-cell table:formula="of:=[.H82]+1" office:value-type="float" office:value="291">
            <text:p>291</text:p>
          </table:table-cell>
          <table:table-cell table:number-columns-repeated="1016"/>
        </table:table-row>
        <table:table-row table:style-name="ro1">
          <table:table-cell table:style-name="ce3" table:formula="of:=[.A83]+1" office:value-type="float" office:value="84">
            <text:p>84</text:p>
          </table:table-cell>
          <table:table-cell office:value-type="string">
            <text:p>z</text:p>
          </table:table-cell>
          <table:table-cell office:value-type="string">
            <text:p>hetrs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s.f</text:p>
          </table:table-cell>
          <table:table-cell office:value-type="string">
            <text:p>computational, solve A*X = B using U*D*U*H or L*D*L*H</text:p>
          </table:table-cell>
          <table:table-cell table:formula="of:=[.H83]+1" office:value-type="float" office:value="292">
            <text:p>292</text:p>
          </table:table-cell>
          <table:table-cell table:number-columns-repeated="1016"/>
        </table:table-row>
        <table:table-row table:style-name="ro1">
          <table:table-cell table:style-name="ce3" table:formula="of:=[.A84]+1" office:value-type="float" office:value="85">
            <text:p>85</text:p>
          </table:table-cell>
          <table:table-cell office:value-type="string">
            <text:p>c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trs.f</text:p>
          </table:table-cell>
          <table:table-cell office:value-type="string">
            <text:p>computational, solve A*X = B using A = U*D*U**T or A = L*D*L**T</text:p>
          </table:table-cell>
          <table:table-cell table:formula="of:=[.H84]+1" office:value-type="float" office:value="293">
            <text:p>293</text:p>
          </table:table-cell>
          <table:table-cell table:number-columns-repeated="1016"/>
        </table:table-row>
        <table:table-row table:style-name="ro1">
          <table:table-cell table:style-name="ce3" table:formula="of:=[.A85]+1" office:value-type="float" office:value="86">
            <text:p>86</text:p>
          </table:table-cell>
          <table:table-cell office:value-type="string">
            <text:p>z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trs.f</text:p>
          </table:table-cell>
          <table:table-cell office:value-type="string">
            <text:p>computational, solve A*X = B using A = U*D*U**T or A = L*D*L**T</text:p>
          </table:table-cell>
          <table:table-cell table:formula="of:=[.H85]+1" office:value-type="float" office:value="294">
            <text:p>294</text:p>
          </table:table-cell>
          <table:table-cell table:number-columns-repeated="1016"/>
        </table:table-row>
        <table:table-row table:style-name="ro1">
          <table:table-cell table:style-name="ce3" table:formula="of:=[.A86]+1" office:value-type="float" office:value="87">
            <text:p>87</text:p>
          </table:table-cell>
          <table:table-cell office:value-type="string">
            <text:p>s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s.f</text:p>
          </table:table-cell>
          <table:table-cell office:value-type="string">
            <text:p>computational, solve A*X = B using A = U*D*U**T or A = L*D*L**T</text:p>
          </table:table-cell>
          <table:table-cell table:formula="of:=[.H86]+1" office:value-type="float" office:value="295">
            <text:p>295</text:p>
          </table:table-cell>
          <table:table-cell table:number-columns-repeated="1016"/>
        </table:table-row>
        <table:table-row table:style-name="ro1">
          <table:table-cell table:style-name="ce3" table:formula="of:=[.A87]+1" office:value-type="float" office:value="88">
            <text:p>88</text:p>
          </table:table-cell>
          <table:table-cell office:value-type="string">
            <text:p>d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s.f</text:p>
          </table:table-cell>
          <table:table-cell office:value-type="string">
            <text:p>computational, solve A*X = B using A = U*D*U**T or A = L*D*L**T</text:p>
          </table:table-cell>
          <table:table-cell table:formula="of:=[.H87]+1" office:value-type="float" office:value="296">
            <text:p>296</text:p>
          </table:table-cell>
          <table:table-cell table:number-columns-repeated="1016"/>
        </table:table-row>
        <table:table-row table:style-name="ro1">
          <table:table-cell table:style-name="ce3" table:formula="of:=[.A88]+1" office:value-type="float" office:value="89">
            <text:p>89</text:p>
          </table:table-cell>
          <table:table-cell office:value-type="string">
            <text:p>c</text:p>
          </table:table-cell>
          <table:table-cell office:value-type="string">
            <text:p>hptrs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s.f</text:p>
          </table:table-cell>
          <table:table-cell office:value-type="string">
            <text:p>computational, solve A*X = B using U*D*U*H or L*D*L*H</text:p>
          </table:table-cell>
          <table:table-cell table:formula="of:=[.H88]+1" office:value-type="float" office:value="297">
            <text:p>297</text:p>
          </table:table-cell>
          <table:table-cell table:number-columns-repeated="1016"/>
        </table:table-row>
        <table:table-row table:style-name="ro1">
          <table:table-cell table:style-name="ce3" table:formula="of:=[.A89]+1" office:value-type="float" office:value="90">
            <text:p>90</text:p>
          </table:table-cell>
          <table:table-cell office:value-type="string">
            <text:p>z</text:p>
          </table:table-cell>
          <table:table-cell office:value-type="string">
            <text:p>hptrs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s.f</text:p>
          </table:table-cell>
          <table:table-cell office:value-type="string">
            <text:p>computational, solve A*X = B using U*D*U*H or L*D*L*H</text:p>
          </table:table-cell>
          <table:table-cell table:formula="of:=[.H89]+1" office:value-type="float" office:value="298">
            <text:p>298</text:p>
          </table:table-cell>
          <table:table-cell table:number-columns-repeated="1016"/>
        </table:table-row>
        <table:table-row table:style-name="ro1">
          <table:table-cell table:style-name="ce3" table:formula="of:=[.A90]+1" office:value-type="float" office:value="91">
            <text:p>91</text:p>
          </table:table-cell>
          <table:table-cell office:value-type="string">
            <text:p>c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trs.f</text:p>
          </table:table-cell>
          <table:table-cell office:value-type="string">
            <text:p>computational, solve A*X = B using A = U*D*U**T or A = L*D*L**T</text:p>
          </table:table-cell>
          <table:table-cell table:formula="of:=[.H90]+1" office:value-type="float" office:value="299">
            <text:p>299</text:p>
          </table:table-cell>
          <table:table-cell table:number-columns-repeated="1016"/>
        </table:table-row>
        <table:table-row table:style-name="ro1">
          <table:table-cell table:style-name="ce3" table:formula="of:=[.A91]+1" office:value-type="float" office:value="92">
            <text:p>92</text:p>
          </table:table-cell>
          <table:table-cell office:value-type="string">
            <text:p>z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trs.f</text:p>
          </table:table-cell>
          <table:table-cell office:value-type="string">
            <text:p>computational, solve A*X = B using A = U*D*U**T or A = L*D*L**T </text:p>
          </table:table-cell>
          <table:table-cell table:formula="of:=[.H91]+1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3" table:formula="of:=[.A92]+1" office:value-type="float" office:value="93">
            <text:p>93</text:p>
          </table:table-cell>
          <table:table-cell office:value-type="string">
            <text:p>s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trs.f</text:p>
          </table:table-cell>
          <table:table-cell office:value-type="string">
            <text:p>computational, solve A*X = B, B is an N-by-NRHS matrix, TRANS</text:p>
          </table:table-cell>
          <table:table-cell table:formula="of:=[.H92]+1" office:value-type="float" office:value="301">
            <text:p>301</text:p>
          </table:table-cell>
          <table:table-cell table:number-columns-repeated="1016"/>
        </table:table-row>
        <table:table-row table:style-name="ro1">
          <table:table-cell table:style-name="ce3" table:formula="of:=[.A93]+1" office:value-type="float" office:value="94">
            <text:p>94</text:p>
          </table:table-cell>
          <table:table-cell office:value-type="string">
            <text:p>d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trs.f</text:p>
          </table:table-cell>
          <table:table-cell office:value-type="string">
            <text:p>computational, solve A*X = B, B is an N-by-NRHS matrix, TRANS</text:p>
          </table:table-cell>
          <table:table-cell table:formula="of:=[.H93]+1" office:value-type="float" office:value="302">
            <text:p>302</text:p>
          </table:table-cell>
          <table:table-cell table:number-columns-repeated="1016"/>
        </table:table-row>
        <table:table-row table:style-name="ro1">
          <table:table-cell table:style-name="ce3" table:formula="of:=[.A94]+1"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trs.f</text:p>
          </table:table-cell>
          <table:table-cell office:value-type="string">
            <text:p>computational, solve A*X = B, B is an N-by-NRHS matrix, TRANS</text:p>
          </table:table-cell>
          <table:table-cell table:formula="of:=[.H94]+1" office:value-type="float" office:value="303">
            <text:p>303</text:p>
          </table:table-cell>
          <table:table-cell table:number-columns-repeated="1016"/>
        </table:table-row>
        <table:table-row table:style-name="ro1">
          <table:table-cell table:style-name="ce3" table:formula="of:=[.A95]+1" office:value-type="float" office:value="96">
            <text:p>96</text:p>
          </table:table-cell>
          <table:table-cell office:value-type="string">
            <text:p>z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trs.f</text:p>
          </table:table-cell>
          <table:table-cell office:value-type="string">
            <text:p>computational, solve A*X = B, B is an N-by-NRHS matrix, TRANS</text:p>
          </table:table-cell>
          <table:table-cell table:formula="of:=[.H95]+1" office:value-type="float" office:value="304">
            <text:p>304</text:p>
          </table:table-cell>
          <table:table-cell table:number-columns-repeated="1016"/>
        </table:table-row>
        <table:table-row table:style-name="ro1">
          <table:table-cell table:style-name="ce3" table:formula="of:=[.A96]+1" office:value-type="float" office:value="97">
            <text:p>97</text:p>
          </table:table-cell>
          <table:table-cell office:value-type="string">
            <text:p>s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single/stptrs.f</text:p>
          </table:table-cell>
          <table:table-cell office:value-type="string">
            <text:p>computational, solve A*X = B, B is an N-by-NRHS matrix, TRANS</text:p>
          </table:table-cell>
          <table:table-cell table:formula="of:=[.H96]+1" office:value-type="float" office:value="305">
            <text:p>305</text:p>
          </table:table-cell>
          <table:table-cell table:number-columns-repeated="1016"/>
        </table:table-row>
        <table:table-row table:style-name="ro1">
          <table:table-cell table:style-name="ce3" table:formula="of:=[.A97]+1" office:value-type="float" office:value="98">
            <text:p>98</text:p>
          </table:table-cell>
          <table:table-cell office:value-type="string">
            <text:p>d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trs.f</text:p>
          </table:table-cell>
          <table:table-cell office:value-type="string">
            <text:p>computational, solve A*X = B, B is an N-by-NRHS matrix, TRANS</text:p>
          </table:table-cell>
          <table:table-cell table:formula="of:=[.H97]+1" office:value-type="float" office:value="306">
            <text:p>306</text:p>
          </table:table-cell>
          <table:table-cell table:number-columns-repeated="1016"/>
        </table:table-row>
        <table:table-row table:style-name="ro1">
          <table:table-cell table:style-name="ce3" table:formula="of:=[.A98]+1"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/ctptrs.f</text:p>
          </table:table-cell>
          <table:table-cell office:value-type="string">
            <text:p>computational, solve A*X = B, B is an N-by-NRHS matrix, TRANS</text:p>
          </table:table-cell>
          <table:table-cell table:formula="of:=[.H98]+1" office:value-type="float" office:value="307">
            <text:p>307</text:p>
          </table:table-cell>
          <table:table-cell table:number-columns-repeated="1016"/>
        </table:table-row>
        <table:table-row table:style-name="ro1">
          <table:table-cell table:style-name="ce3" table:formula="of:=[.A99]+1" office:value-type="float" office:value="100">
            <text:p>100</text:p>
          </table:table-cell>
          <table:table-cell office:value-type="string">
            <text:p>z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trs.f</text:p>
          </table:table-cell>
          <table:table-cell office:value-type="string">
            <text:p>computational, solve A*X = B, B is an N-by-NRHS matrix, TRANS</text:p>
          </table:table-cell>
          <table:table-cell table:formula="of:=[.H99]+1" office:value-type="float" office:value="308">
            <text:p>308</text:p>
          </table:table-cell>
          <table:table-cell table:number-columns-repeated="1016"/>
        </table:table-row>
        <table:table-row table:style-name="ro1">
          <table:table-cell table:style-name="ce3" table:formula="of:=[.A100]+1" office:value-type="float" office:value="101">
            <text:p>101</text:p>
          </table:table-cell>
          <table:table-cell office:value-type="string">
            <text:p>s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single/stbtrs.f</text:p>
          </table:table-cell>
          <table:table-cell office:value-type="string">
            <text:p>computational, solve A*X = B, B is an N-by-NRHS matrix, TRANS</text:p>
          </table:table-cell>
          <table:table-cell table:formula="of:=[.H100]+1" office:value-type="float" office:value="309">
            <text:p>309</text:p>
          </table:table-cell>
          <table:table-cell table:number-columns-repeated="1016"/>
        </table:table-row>
        <table:table-row table:style-name="ro1">
          <table:table-cell table:style-name="ce3" table:formula="of:=[.A101]+1" office:value-type="float" office:value="102">
            <text:p>102</text:p>
          </table:table-cell>
          <table:table-cell office:value-type="string">
            <text:p>d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double/dtbtrs.f</text:p>
          </table:table-cell>
          <table:table-cell office:value-type="string">
            <text:p>computational, solve A*X = B, B is an N-by-NRHS matrix, TRANS</text:p>
          </table:table-cell>
          <table:table-cell table:formula="of:=[.H101]+1" office:value-type="float" office:value="310">
            <text:p>310</text:p>
          </table:table-cell>
          <table:table-cell table:number-columns-repeated="1016"/>
        </table:table-row>
        <table:table-row table:style-name="ro1">
          <table:table-cell table:style-name="ce3" table:formula="of:=[.A102]+1" office:value-type="float" office:value="103">
            <text:p>103</text:p>
          </table:table-cell>
          <table:table-cell office:value-type="string">
            <text:p>c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complex/ctbtrs.f</text:p>
          </table:table-cell>
          <table:table-cell office:value-type="string">
            <text:p>computational, solve A*X = B, B is an N-by-NRHS matrix, TRANS</text:p>
          </table:table-cell>
          <table:table-cell table:formula="of:=[.H102]+1" office:value-type="float" office:value="311">
            <text:p>311</text:p>
          </table:table-cell>
          <table:table-cell table:number-columns-repeated="1016"/>
        </table:table-row>
        <table:table-row table:style-name="ro1">
          <table:table-cell table:style-name="ce3" table:formula="of:=[.A103]+1" office:value-type="float" office:value="104">
            <text:p>104</text:p>
          </table:table-cell>
          <table:table-cell office:value-type="string">
            <text:p>z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complex16/ztbtrs.f</text:p>
          </table:table-cell>
          <table:table-cell office:value-type="string">
            <text:p>computational, solve A*X = B, B is an N-by-NRHS matrix, TRANS</text:p>
          </table:table-cell>
          <table:table-cell table:formula="of:=[.H103]+1" office:value-type="float" office:value="312">
            <text:p>312</text:p>
          </table:table-cell>
          <table:table-cell table:number-columns-repeated="1016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4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11-22T14:34:35</dc:date>
    <dc:creator>Sa-Lin Bernstein</dc:creator>
    <meta:editing-duration>PT00H40M27S</meta:editing-duration>
    <meta:editing-cycles>17</meta:editing-cycles>
    <meta:document-statistic meta:table-count="1" meta:cell-count="832" meta:object-count="0"/>
  </office:meta>
</office:document-meta>
</file>